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style:style>
    <style:style style:name="P3" style:family="paragraph">
      <style:paragraph-properties fo:line-height="100.00%" fo:text-align="center"/>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left" fo:margin-left="36.00pt" fo:text-indent="0.00pt"/>
    </style:style>
    <style:style style:name="P8" style:family="paragraph">
      <style:paragraph-properties fo:line-height="100.00%" fo:text-align="left" fo:margin-left="72.00pt" fo:text-indent="0.00pt"/>
    </style:style>
    <style:style style:name="P9" style:family="paragraph">
      <style:paragraph-properties fo:line-height="100.00%" fo:text-align="left"/>
    </style:style>
    <style:style style:name="P10" style:family="paragraph">
      <style:paragraph-properties fo:line-height="100.00%" fo:text-align="left" fo:margin-left="36.00pt" fo:text-indent="0.00pt"/>
    </style:style>
    <style:style style:name="P11" style:family="paragraph">
      <style:paragraph-properties fo:line-height="100.00%" fo:text-align="left" fo:margin-left="72.00pt" fo:text-indent="0.00pt"/>
    </style:style>
    <style:style style:name="P12" style:family="paragraph">
      <style:paragraph-properties fo:line-height="100.00%" fo:text-align="left"/>
    </style:style>
    <style:style style:name="P13" style:family="paragraph">
      <style:paragraph-properties fo:line-height="100.00%" fo:text-align="left" fo:margin-left="36.00pt" fo:text-indent="0.00pt"/>
    </style:style>
    <style:style style:name="P14" style:family="paragraph">
      <style:paragraph-properties fo:line-height="100.00%" fo:text-align="left" fo:margin-left="72.00pt" fo:text-indent="0.00pt"/>
    </style:style>
    <style:style style:name="P15" style:family="paragraph">
      <style:paragraph-properties fo:line-height="100.00%" fo:text-align="left"/>
    </style:style>
    <style:style style:name="P16" style:family="paragraph">
      <style:paragraph-properties fo:line-height="100.00%" fo:text-align="left" fo:margin-left="36.00pt" fo:text-indent="0.00pt"/>
    </style:style>
    <style:style style:name="P17" style:family="paragraph">
      <style:paragraph-properties fo:line-height="100.00%" fo:text-align="left" fo:margin-left="72.00pt" fo:text-indent="0.00pt"/>
    </style:style>
    <style:style style:name="P18" style:family="paragraph">
      <style:paragraph-properties fo:line-height="100.00%" fo:text-align="left"/>
    </style:style>
    <style:style style:name="P19" style:family="paragraph">
      <style:paragraph-properties fo:line-height="100.00%" fo:text-align="left" fo:margin-left="36.00pt" fo:text-indent="0.00pt"/>
    </style:style>
    <style:style style:name="P20" style:family="paragraph">
      <style:paragraph-properties fo:line-height="100.00%" fo:text-align="left" fo:margin-left="72.00pt" fo:text-indent="0.00pt"/>
    </style:style>
    <style:style style:name="P21" style:family="paragraph">
      <style:paragraph-properties fo:line-height="100.00%" fo:text-align="left"/>
    </style:style>
    <style:style style:name="P22" style:family="paragraph">
      <style:paragraph-properties fo:line-height="100.00%" fo:text-align="left" fo:margin-left="36.00pt" fo:text-indent="0.00pt"/>
    </style:style>
    <style:style style:name="P23" style:family="paragraph">
      <style:paragraph-properties fo:line-height="100.00%" fo:text-align="left"/>
    </style:style>
    <style:style style:name="P24" style:family="paragraph">
      <style:paragraph-properties fo:line-height="100.00%" fo:text-align="left" fo:margin-left="36.00pt" fo:text-indent="0.00pt"/>
    </style:style>
    <style:style style:name="P25" style:family="paragraph">
      <style:paragraph-properties fo:line-height="100.00%" fo:text-align="left"/>
    </style:style>
    <style:style style:name="P26" style:family="paragraph">
      <style:paragraph-properties fo:line-height="100.00%" fo:text-align="left" fo:margin-left="36.00pt" fo:text-indent="0.00pt"/>
    </style:style>
    <style:style style:name="P27" style:family="paragraph">
      <style:paragraph-properties fo:line-height="100.00%" fo:text-align="left"/>
    </style:style>
    <style:style style:name="P28" style:family="paragraph">
      <style:paragraph-properties fo:line-height="100.00%" fo:text-align="left" fo:margin-left="36.00pt" fo:text-indent="0.00pt"/>
    </style:style>
    <style:style style:name="P29" style:family="paragraph">
      <style:paragraph-properties fo:line-height="100.00%" fo:text-align="left"/>
    </style:style>
    <style:style style:name="P30" style:family="paragraph">
      <style:paragraph-properties fo:line-height="100.00%" fo:text-align="left" fo:margin-left="36.00pt" fo:text-indent="0.00pt"/>
    </style:style>
    <style:style style:name="P31" style:family="paragraph">
      <style:paragraph-properties fo:line-height="100.00%" fo:text-align="left"/>
    </style:style>
    <style:style style:name="P32" style:family="paragraph">
      <style:paragraph-properties fo:line-height="100.00%" fo:text-align="left" fo:margin-left="36.00pt" fo:text-indent="0.00pt"/>
    </style:style>
    <style:style style:name="P33" style:family="paragraph">
      <style:paragraph-properties fo:line-height="100.00%" fo:text-align="left"/>
    </style:style>
    <style:style style:name="P34" style:family="paragraph">
      <style:paragraph-properties fo:line-height="100.00%" fo:text-align="left" fo:margin-left="36.00pt" fo:text-indent="0.00pt"/>
    </style:style>
    <style:style style:name="P35" style:family="paragraph">
      <style:paragraph-properties fo:line-height="100.00%" fo:text-align="left"/>
    </style:style>
    <style:style style:name="P36" style:family="paragraph">
      <style:paragraph-properties fo:line-height="100.00%" fo:text-align="left" fo:margin-left="36.00pt" fo:text-indent="0.00pt"/>
    </style:style>
    <style:style style:name="P37" style:family="paragraph">
      <style:paragraph-properties fo:line-height="100.00%" fo:text-align="left"/>
    </style:style>
    <style:style style:name="P38" style:family="paragraph">
      <style:paragraph-properties fo:line-height="100.00%" fo:text-align="left" fo:margin-left="36.00pt" fo:text-indent="0.00pt"/>
    </style:style>
    <style:style style:name="P39" style:family="paragraph">
      <style:paragraph-properties fo:line-height="100.00%" fo:text-align="left"/>
    </style:style>
    <style:style style:name="P40" style:family="paragraph">
      <style:paragraph-properties fo:line-height="100.00%" fo:text-align="left" fo:margin-left="36.00pt" fo:text-indent="0.00pt"/>
    </style:style>
    <style:style style:name="P41" style:family="paragraph">
      <style:paragraph-properties fo:line-height="100.00%" fo:text-align="left"/>
    </style:style>
    <style:style style:name="P42" style:family="paragraph">
      <style:paragraph-properties fo:line-height="100.00%" fo:text-align="center"/>
    </style:style>
    <style:style style:name="P43" style:family="paragraph">
      <style:paragraph-properties fo:line-height="115.00%" fo:text-align="left" fo:margin-bottom="10.00pt"/>
    </style:style>
  </office:automatic-styles>
  <office:body>
    <office:text>
      <text:p text:style-name="P1"><text:span text:style-name="T1"/></text:p>
      <text:p text:style-name="P2"><text:span text:style-name="T1"/></text:p>
      <text:p text:style-name="P3"><text:span text:style-name="T2">Rules and notes</text:span></text:p>
      <text:p text:style-name="P3"><text:span text:style-name="T3"/></text:p>
      <text:p text:style-name="P3"><text:span text:style-name="T4">General rules: </text:span></text:p>
      <text:p text:style-name="P3"><text:span text:style-name="T5"/></text:p>
      <text:list text:style-name="L4">
        <text:list-item>
          <text:p text:style-name="P4"><text:span text:style-name="T6">NO combat can last longer than 1 round.</text:span></text:p>
        </text:list-item>
        <text:list-item>
          <text:p text:style-name="P4"><text:span text:style-name="T6">No more than 8 units of one alliance are allowed in the same territory at any time(Air-units and blockhouses excluded).</text:span></text:p>
        </text:list-item>
        <text:list-item>
          <text:p text:style-name="P4"><text:span text:style-name="T6">If opposing units occupie the same territory battle ALWAYS follows.</text:span></text:p>
        </text:list-item>
        <text:list-item>
          <text:p text:style-name="P4"><text:span text:style-name="T6">If enemy units occupie the same territory NONE are allowed to leave it before one side wins the battle. Reinforcements to the territory are allowed.</text:span></text:p>
        </text:list-item>
        <text:list-item>
          <text:p text:style-name="P4"><text:span text:style-name="T6">Allied victory is achieved if they can take and CLEAR the three victory cities for one round before the end of turn 10. Else they loose.</text:span></text:p>
        </text:list-item>
      </text:list>
      <text:p text:style-name="P5"><text:span text:style-name="T7"/></text:p>
      <text:p text:style-name="P5"><text:span text:style-name="T8">Order of play</text:span></text:p>
      <text:p text:style-name="P5"><text:span text:style-name="T9">(altered from official game but so that it does not affect official rules)</text:span></text:p>
      <text:p text:style-name="P5"><text:span text:style-name="T10"/></text:p>
      <text:p text:style-name="P6"><text:span text:style-name="T11">#Player AirNavySupport:</text:span></text:p>
      <text:p text:style-name="P6"><text:span text:style-name="T12"/></text:p>
      <text:p text:style-name="P6"><text:span text:style-name="T13">-Make para surprise attack without defensive german fire. Only 1st round. Cannot<text:s text:c="3"/></text:span></text:p>
      <text:p text:style-name="P6"><text:span text:style-name="T13"><text:s/>target blockhouses.</text:span></text:p>
      <text:p text:style-name="P7"><text:span text:style-name="T13">(special disposable paraunits at arrows make attack, 1 round, then retreat. They are not used in rest of game anymore. The real para's on the ground (inf) act as regular inf. and can move and attack again in the allies turn.)</text:span></text:p>
      <text:p text:style-name="P8"><text:span text:style-name="T13">*The attack unfortunately targets blockhouses as well.</text:span></text:p>
      <text:p text:style-name="P9"><text:span text:style-name="T13">-Naval bombardment at blockhouses. 6 attacks are made, one after the other, Allies choose casualties. Each 2 is a hit. </text:span></text:p>
      <text:p text:style-name="P10"><text:span text:style-name="T13">(Fire 6 disposable units at blockhouses. Retreat after 1 round. In Non-combat retreat all surviving units to be used the next turn.)</text:span></text:p>
      <text:p text:style-name="P11"><text:span text:style-name="T13">*Allies cannot fire one after the other and switch targets, must divide attacks in advance.</text:span></text:p>
      <text:p text:style-name="P12"><text:span text:style-name="T13">-2 Bombers make targeted attack. Allies choose casualties. 3 is hit. Cannot target territory with friendly units in it. Artillery (AA) will fire later, destroyed artillery cannot fire at bomber. </text:span></text:p>
      <text:p text:style-name="P13"><text:span text:style-name="T13">(there are only 2 bombers in the game. They can only be killed by AA. If they die by regular combat each bomber is replaced from the stack. If they die by Artillery (AA) fire at a later stage they are not replaced.</text:span></text:p>
      <text:p text:style-name="P14"><text:span text:style-name="T13">*They players will have to remember if the bombers are subjected to AA fire.</text:span></text:p>
      <text:p text:style-name="P15"><text:span text:style-name="T13">-Fighters are placed on patrol. There can be up to 4 fighters in each territory. Each fighter fires at every unit that moves in or out of the territory at any time. 1 is a hit.</text:span></text:p>
      <text:p text:style-name="P16"><text:span text:style-name="T13">(The fighters are actually AA placed in a special territory within each territory. All units moving in or out of the territory have to pass through it. All ground units are actually air and subject to AA fire when moving in or out of the territory.)</text:span></text:p>
      <text:p text:style-name="P17"><text:span text:style-name="T13">*No more then 1 AA can fire in the game, so airpower can't be concentrated as the rules allow it. Could make new player with radar tech which would allow up to two fighters patrolling a territory. Actually one stronger fighter. Found no other way to get closer.</text:span></text:p>
      <text:p text:style-name="P17"><text:span text:style-name="T14"/></text:p>
      <text:p text:style-name="P18"><text:span text:style-name="T15">#GermansBlockhouseAA</text:span></text:p>
      <text:p text:style-name="P18"><text:span text:style-name="T16"/></text:p>
      <text:p text:style-name="P18"><text:span text:style-name="T17">-Each artillery within a territory subject to bomber attack or fighter patrol can fire one shot at air. 1 is hit. If both bomber attack and fighter patrol then each artillery fires at both.</text:span></text:p>
      <text:p text:style-name="P19"><text:span text:style-name="T17">(The player adds up the number of shots, buys and throws techdice. If there are shots at bombers the first dice are for the bombers.)</text:span></text:p>
      <text:p text:style-name="P20"><text:span text:style-name="T17">*Unfortunately casualties will have to be edited. Tried to add an extra movement turn for airnavysupport to allow him to move the casualties to the stack area. Couldn't get it working.</text:span></text:p>
      <text:p text:style-name="P21"><text:span text:style-name="T17">-Each blockhouse within range (red arrows) of allied reinforcements makes a targeted attack. Germans choose casualties. 3 is a hit.</text:span></text:p>
      <text:p text:style-name="P22"><text:span text:style-name="T17">(Disposable units are moved to the reinforcement area's(arrows). Surviving units retreat after one round to be used the next turn. </text:span></text:p>
      <text:p text:style-name="P23"><text:span text:style-name="T18"/></text:p>
      <text:p text:style-name="P23"><text:span text:style-name="T19">#Allies</text:span></text:p>
      <text:p text:style-name="P23"><text:span text:style-name="T20"/></text:p>
      <text:p text:style-name="P23"><text:span text:style-name="T21">-Move landunits on the continent, combat AND non-combat. In Non-combat step they are only allowed to retreat from battle to the same territory.</text:span></text:p>
      <text:p text:style-name="P24"><text:span text:style-name="T21">(All landterritories are divided in a German and Allies side.) </text:span></text:p>
      <text:p text:style-name="P25"><text:span text:style-name="T21">-Land the units from the beachheads. They can move only one space, including the armour. No more than 8 Allied units (USA+UK) allowed per territory. If there is no room for all, the rest is left on the beachheads for next rounds. The landed units can engage in combat this turn.<text:s text:c="2"/></text:span></text:p>
      <text:p text:style-name="P25"><text:span text:style-name="T21">-Battle: only 1 round.</text:span></text:p>
      <text:p text:style-name="P25"><text:span text:style-name="T21">-Determine number of Allied reinforcements.</text:span></text:p>
      <text:p text:style-name="P26"><text:span text:style-name="T21">(Throw 4 tech dice. 1+2=number of USA reinf., 3+4=number of UK reinf.)</text:span></text:p>
      <text:p text:style-name="P27"><text:span text:style-name="T21">-Retreat all units from battle to own side of territory.</text:span></text:p>
      <text:p text:style-name="P28"><text:span text:style-name="T21">(Non-combat move)</text:span></text:p>
      <text:p text:style-name="P29"><text:span text:style-name="T21">-Place reinforcements on beachheads. No more than the amount indicated on each beachhead is allowed. Follow the special reinforcement-charts from left to right, top to bottom to determine the type of reinforcements. The charts also indicate where the units can be placed, so the first turn USA gets just up to four reinforcements on Utah beach only. </text:span></text:p>
      <text:p text:style-name="P30"><text:span text:style-name="T21">(Non-combat move. The USA-chart is split in two. Follow first left half, then right.)<text:s text:c="2"/></text:span></text:p>
      <text:p text:style-name="P30"><text:span text:style-name="T22"/></text:p>
      <text:p text:style-name="P31"><text:span text:style-name="T23">#Germans</text:span></text:p>
      <text:p text:style-name="P31"><text:span text:style-name="T24"/></text:p>
      <text:p text:style-name="P31"><text:span text:style-name="T25">-Move landunits on the continent, combat AND non-combat. In Non-combat step they are only allowed to retreat from battle to the same territory.</text:span></text:p>
      <text:p text:style-name="P32"><text:span text:style-name="T25">(All landterritories are divided in a German and Allies side.) </text:span></text:p>
      <text:p text:style-name="P33"><text:span text:style-name="T25">-Battle: only 1 round.</text:span></text:p>
      <text:p text:style-name="P33"><text:span text:style-name="T25">-Determine number of German reinforcements.</text:span></text:p>
      <text:p text:style-name="P34"><text:span text:style-name="T25">(Throw 4 tech dice. 1+2=number of reinf. for Rennes/Chartres</text:span></text:p>
      <text:p text:style-name="P34"><text:span text:style-name="T25">3+4=number of reinf. for Rouen/Chartres)</text:span></text:p>
      <text:p text:style-name="P35"><text:span text:style-name="T25">-Retreat all units from battle to own side of territory.</text:span></text:p>
      <text:p text:style-name="P36"><text:span text:style-name="T25">(Non-combat move)</text:span></text:p>
      <text:p text:style-name="P37"><text:span text:style-name="T25">-Place reinforcements on indicated territories, no more than 8 German units allowed per territory. If there is no room for all, the rest is left in reinforcements zone for next rounds. Follow the special reinforcement-charts from left to right, top to bottom to determine the type of reinforcements. The charts also indicate where the units can be placed. They are fired upon by fighters if any patrol the territory. </text:span></text:p>
      <text:p text:style-name="P38"><text:span text:style-name="T25">(Non-combat move)</text:span></text:p>
      <text:p text:style-name="P38"><text:span text:style-name="T26"/></text:p>
      <text:p text:style-name="P38"><text:span text:style-name="T26"/></text:p>
      <text:p text:style-name="P39"><text:span text:style-name="T26"/></text:p>
      <text:p text:style-name="P40"><text:span text:style-name="T26"/></text:p>
      <text:p text:style-name="P40"><text:span text:style-name="T27"><text:s text:c="2"/></text:span></text:p>
      <text:p text:style-name="P41"><text:span text:style-name="T28"/></text:p>
      <text:p text:style-name="P42"><text:span text:style-name="T28"/></text:p>
      <text:p text:style-name="P43"><text:span text:style-name="T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